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text-properties fo:language="en" fo:country="GB"/>
    </style:style>
    <style:style style:name="P2" style:family="paragraph" style:parent-style-name="Footer">
      <style:paragraph-properties fo:text-align="center" style:justify-single-word="false"/>
      <style:text-properties fo:language="en" fo:country="GB"/>
    </style:style>
    <style:style style:name="P3" style:family="paragraph" style:parent-style-name="Header">
      <style:text-properties fo:language="en" fo:country="GB" officeooo:paragraph-rsid="0012e555"/>
    </style:style>
    <style:style style:name="P4" style:family="paragraph" style:parent-style-name="Header">
      <style:paragraph-properties>
        <style:tab-stops>
          <style:tab-stop style:position="8.255cm" style:type="center"/>
          <style:tab-stop style:position="16.986cm" style:type="right"/>
        </style:tab-stops>
      </style:paragraph-properties>
      <style:text-properties fo:language="en" fo:country="GB"/>
    </style:style>
    <style:style style:name="P5"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text-properties style:font-name="Times New Roman" fo:language="en" fo:country="GB" fo:font-weight="bold" style:language-asian="none" style:country-asian="none" style:font-weight-asian="bold" style:font-name-complex="Times New Roman"/>
    </style:style>
    <style:style style:name="P7" style:family="paragraph" style:parent-style-name="Standard">
      <style:text-properties fo:language="en" fo:country="GB" fo:font-weight="bold" style:font-weight-asian="bold"/>
    </style:style>
    <style:style style:name="P8" style:family="paragraph" style:parent-style-name="Standard">
      <style:text-properties fo:font-weight="bold" officeooo:rsid="000bddd2" officeooo:paragraph-rsid="000bddd2" style:font-weight-asian="bold" style:font-weight-complex="bold"/>
    </style:style>
    <style:style style:name="P9" style:family="paragraph" style:parent-style-name="Standard">
      <style:paragraph-properties fo:margin-top="0.071cm" fo:margin-bottom="0.071cm" loext:contextual-spacing="false"/>
      <style:text-properties fo:language="en" fo:country="GB" fo:font-weight="bold" style:font-weight-asian="bold"/>
    </style:style>
    <style:style style:name="P10" style:family="paragraph" style:parent-style-name="Standard">
      <style:paragraph-properties fo:margin-top="0.071cm" fo:margin-bottom="0.071cm" loext:contextual-spacing="false" style:snap-to-layout-grid="false"/>
      <style:text-properties fo:language="en" fo:country="GB" fo:font-weight="bold" style:font-weight-asian="bold"/>
    </style:style>
    <style:style style:name="P11" style:family="paragraph" style:parent-style-name="Standard">
      <style:paragraph-properties fo:margin-top="0.071cm" fo:margin-bottom="0.071cm" loext:contextual-spacing="false" style:snap-to-layout-grid="false"/>
      <style:text-properties fo:language="en" fo:country="GB"/>
    </style:style>
    <style:style style:name="P12" style:family="paragraph" style:parent-style-name="ByLine">
      <style:text-properties fo:language="en" fo:country="GB"/>
    </style:style>
    <style:style style:name="P13" style:family="paragraph" style:parent-style-name="ByLine">
      <style:text-properties style:use-window-font-color="true" style:font-name="Arial" fo:font-size="14pt" fo:language="en" fo:country="GB" fo:font-weight="bold" officeooo:rsid="00084d4f" officeooo:paragraph-rsid="00084d4f" style:letter-kerning="true" style:font-name-asian="Times New Roman" style:font-size-asian="14pt" style:font-weight-asian="bold" style:font-name-complex="Arial" style:font-size-complex="10pt" style:language-complex="ar" style:country-complex="SA"/>
    </style:style>
    <style:style style:name="P14" style:family="paragraph" style:parent-style-name="Heading">
      <style:text-properties fo:language="en" fo:country="GB"/>
    </style:style>
    <style:style style:name="P15" style:family="paragraph" style:parent-style-name="Heading">
      <style:text-properties fo:language="en" fo:country="GB" officeooo:rsid="00084d4f" officeooo:paragraph-rsid="00084d4f"/>
    </style:style>
    <style:style style:name="P16" style:family="paragraph" style:parent-style-name="Heading">
      <style:paragraph-properties fo:margin-top="0cm" fo:margin-bottom="0.706cm" loext:contextual-spacing="false"/>
      <style:text-properties fo:font-size="20pt" fo:language="en" fo:country="GB" style:font-size-asian="20pt"/>
    </style:style>
    <style:style style:name="P17" style:family="paragraph" style:parent-style-name="TOCEntry">
      <style:text-properties fo:language="en" fo:country="GB" officeooo:rsid="00084d4f" officeooo:paragraph-rsid="00084d4f"/>
    </style:style>
    <style:style style:name="P18" style:family="paragraph" style:parent-style-name="level_20_4">
      <style:text-properties fo:language="en" fo:country="GB"/>
    </style:style>
    <style:style style:name="P19" style:family="paragraph" style:parent-style-name="template">
      <style:text-properties fo:language="en" fo:country="GB"/>
    </style:style>
    <style:style style:name="P20" style:family="paragraph" style:parent-style-name="template">
      <style:text-properties fo:language="en" fo:country="GB" fo:font-style="normal" officeooo:paragraph-rsid="00084d4f" style:font-style-asian="normal" style:font-style-complex="normal"/>
    </style:style>
    <style:style style:name="P21" style:family="paragraph" style:parent-style-name="template">
      <style:text-properties fo:language="en" fo:country="GB" fo:font-style="normal" officeooo:rsid="00084d4f" officeooo:paragraph-rsid="00093a3e" style:font-style-asian="normal" style:font-style-complex="normal"/>
    </style:style>
    <style:style style:name="P22" style:family="paragraph" style:parent-style-name="template">
      <style:text-properties fo:language="en" fo:country="GB" fo:font-style="normal" officeooo:rsid="00093a3e" style:font-style-asian="normal" style:font-style-complex="normal"/>
    </style:style>
    <style:style style:name="P23" style:family="paragraph" style:parent-style-name="template">
      <style:text-properties fo:language="en" fo:country="GB" fo:font-style="normal" officeooo:rsid="00093a3e" officeooo:paragraph-rsid="00093a3e" style:font-style-asian="normal" style:font-style-complex="normal"/>
    </style:style>
    <style:style style:name="P24" style:family="paragraph" style:parent-style-name="template">
      <style:text-properties fo:language="en" fo:country="GB" fo:font-style="normal" officeooo:rsid="0009bbaf" style:font-style-asian="normal" style:font-style-complex="normal"/>
    </style:style>
    <style:style style:name="P25" style:family="paragraph" style:parent-style-name="template">
      <style:text-properties fo:language="en" fo:country="GB" officeooo:paragraph-rsid="00084d4f"/>
    </style:style>
    <style:style style:name="P26" style:family="paragraph" style:parent-style-name="template">
      <style:text-properties style:use-window-font-color="true" style:font-name="Arial" fo:font-size="11pt" fo:language="en" fo:country="GB" fo:font-style="italic" officeooo:rsid="00084d4f" officeooo:paragraph-rsid="00084d4f" style:font-name-asian="Times New Roman" style:font-size-asian="11pt" style:font-style-asian="italic" style:font-name-complex="Arial" style:font-size-complex="10pt" style:language-complex="ar" style:country-complex="SA"/>
    </style:style>
    <style:style style:name="P27" style:family="paragraph" style:parent-style-name="template">
      <style:text-properties style:use-window-font-color="true" style:font-name="Arial" fo:font-size="11pt" fo:language="en" fo:country="GB" fo:font-style="italic" officeooo:rsid="000b9e54" officeooo:paragraph-rsid="000b9e54" style:font-name-asian="Times New Roman" style:font-size-asian="11pt" style:font-style-asian="italic" style:font-name-complex="Arial" style:font-size-complex="10pt" style:language-complex="ar" style:country-complex="SA"/>
    </style:style>
    <style:style style:name="P28" style:family="paragraph" style:parent-style-name="template">
      <style:text-properties style:use-window-font-color="true" style:font-name="Arial" fo:font-size="11pt" fo:language="en" fo:country="GB" fo:font-style="normal" officeooo:rsid="000d3618" officeooo:paragraph-rsid="000d3618" style:font-name-asian="Times New Roman" style:font-size-asian="11pt" style:font-style-asian="normal" style:font-name-complex="Arial" style:font-size-complex="10pt" style:language-complex="ar" style:country-complex="SA" style:font-style-complex="normal"/>
    </style:style>
    <style:style style:name="P29" style:family="paragraph" style:parent-style-name="template">
      <style:text-properties style:use-window-font-color="true" style:font-name="Arial" fo:font-size="11pt" fo:language="en" fo:country="GB" fo:font-style="normal" officeooo:rsid="000dba45" officeooo:paragraph-rsid="000dba45" style:font-name-asian="Times New Roman" style:font-size-asian="11pt" style:font-style-asian="normal" style:font-name-complex="Arial" style:font-size-complex="10pt" style:language-complex="ar" style:country-complex="SA" style:font-style-complex="normal"/>
    </style:style>
    <style:style style:name="P30" style:family="paragraph" style:parent-style-name="level_20_3_20_text">
      <style:paragraph-properties fo:margin-left="2.381cm" fo:margin-right="0cm" fo:text-indent="0cm" style:auto-text-indent="false"/>
      <style:text-properties style:use-window-font-color="true" style:font-name="Arial" fo:font-size="11pt" fo:language="en" fo:country="GB" fo:font-style="italic" officeooo:rsid="000b9e54" officeooo:paragraph-rsid="000b9e54" style:font-name-asian="Times New Roman" style:font-size-asian="11pt" style:font-style-asian="italic" style:font-name-complex="Arial" style:font-size-complex="10pt" style:language-complex="ar" style:country-complex="SA"/>
    </style:style>
    <style:style style:name="P31" style:family="paragraph" style:parent-style-name="TOCEntry" style:master-page-name="Convert_20_1">
      <style:paragraph-properties style:page-number="auto"/>
      <style:text-properties fo:language="en" fo:country="GB"/>
    </style:style>
    <style:style style:name="P32" style:family="paragraph" style:parent-style-name="level_20_3_20_text">
      <style:paragraph-properties fo:margin-left="2.381cm" fo:margin-right="0cm" fo:text-indent="0cm" style:auto-text-indent="false"/>
      <style:text-properties style:use-window-font-color="true" style:font-name="Arial" fo:font-size="11pt" fo:language="en" fo:country="GB" fo:font-style="italic" officeooo:rsid="000bddd2" officeooo:paragraph-rsid="000bddd2" style:font-name-asian="Times New Roman" style:font-size-asian="11pt" style:font-style-asian="italic" style:font-name-complex="Arial" style:font-size-complex="10pt" style:language-complex="ar" style:country-complex="SA"/>
    </style:style>
    <style:style style:name="P33" style:family="paragraph" style:parent-style-name="line" style:master-page-name="Standard">
      <style:paragraph-properties style:page-number="1"/>
      <style:text-properties fo:language="en" fo:country="GB" style:language-asian="none" style:country-asian="none"/>
    </style:style>
    <style:style style:name="P34" style:family="paragraph" style:parent-style-name="Heading_20_1">
      <style:text-properties fo:language="en" fo:country="GB"/>
    </style:style>
    <style:style style:name="P35" style:family="paragraph" style:parent-style-name="Heading_20_1" style:master-page-name="Convert_20_2">
      <style:paragraph-properties style:page-number="1"/>
      <style:text-properties fo:language="en" fo:country="GB"/>
    </style:style>
    <style:style style:name="P36" style:family="paragraph" style:parent-style-name="Heading_20_2">
      <style:text-properties fo:language="en" fo:country="GB"/>
    </style:style>
    <style:style style:name="P37" style:family="paragraph" style:parent-style-name="Heading_20_2">
      <style:text-properties fo:language="en" fo:country="GB" officeooo:rsid="000b9e54" officeooo:paragraph-rsid="000b9e54"/>
    </style:style>
    <style:style style:name="P38" style:family="paragraph" style:parent-style-name="Heading_20_2">
      <style:text-properties style:use-window-font-color="true" style:font-name="Times" fo:font-size="14pt" fo:language="en" fo:country="GB" fo:font-weight="bold" officeooo:rsid="000bddd2" officeooo:paragraph-rsid="000bddd2" style:font-name-asian="Times New Roman" style:font-size-asian="14pt" style:font-weight-asian="bold" style:font-name-complex="Times" style:font-size-complex="10pt" style:language-complex="ar" style:country-complex="SA"/>
    </style:style>
    <style:style style:name="P39" style:family="paragraph" style:parent-style-name="Standard">
      <style:text-properties fo:language="en" fo:country="GB" officeooo:rsid="000bddd2" officeooo:paragraph-rsid="000bddd2"/>
    </style:style>
    <style:style style:name="P40" style:family="paragraph" style:parent-style-name="Standard">
      <style:text-properties fo:language="en" fo:country="GB" fo:font-weight="bold" officeooo:rsid="000bddd2" officeooo:paragraph-rsid="000bddd2" style:font-weight-asian="bold" style:font-weight-complex="bold"/>
    </style:style>
    <style:style style:name="P41" style:family="paragraph" style:parent-style-name="Standard">
      <style:text-properties fo:language="en" fo:country="GB" fo:font-weight="normal" officeooo:rsid="000bddd2" officeooo:paragraph-rsid="000bddd2" style:font-weight-asian="normal" style:font-weight-complex="normal"/>
    </style:style>
    <style:style style:name="P42" style:family="paragraph" style:parent-style-name="template" style:list-style-name="L1">
      <style:text-properties fo:language="en" fo:country="GB" fo:font-style="normal" officeooo:rsid="00093a3e" officeooo:paragraph-rsid="00093a3e" style:font-style-asian="normal" style:font-style-complex="normal"/>
    </style:style>
    <style:style style:name="P43" style:family="paragraph" style:parent-style-name="template" style:list-style-name="L2">
      <style:text-properties style:use-window-font-color="true" style:font-name="Arial" fo:font-size="11pt" fo:language="en" fo:country="GB" fo:font-style="normal" officeooo:rsid="000e11de" officeooo:paragraph-rsid="000e11de" style:font-name-asian="Times New Roman" style:font-size-asian="11pt" style:font-style-asian="normal" style:font-name-complex="Arial" style:font-size-complex="10pt" style:language-complex="ar" style:country-complex="SA" style:font-style-complex="normal"/>
    </style:style>
    <style:style style:name="T1" style:family="text">
      <style:text-properties fo:font-style="normal" officeooo:rsid="00084d4f" style:font-style-asian="normal" style:font-style-complex="normal"/>
    </style:style>
    <style:style style:name="T2" style:family="text">
      <style:text-properties officeooo:rsid="00084d4f"/>
    </style:style>
    <style:style style:name="T3" style:family="text">
      <style:text-properties fo:font-style="italic" officeooo:rsid="00084d4f" style:font-style-asian="italic" style:font-style-complex="italic"/>
    </style:style>
    <style:style style:name="T4" style:family="text">
      <style:text-properties fo:language="en" fo:country="GB"/>
    </style:style>
    <style:style style:name="T5" style:family="text">
      <style:text-properties fo:language="en" fo:country="GB" style:language-asian="none" style:country-asian="none"/>
    </style:style>
    <style:style style:name="T6" style:family="text">
      <style:text-properties fo:language="en" fo:country="GB" fo:font-weight="normal" style:font-weight-asian="normal" style:font-weight-complex="normal"/>
    </style:style>
    <style:style style:name="T7" style:family="text">
      <style:text-properties officeooo:rsid="00093a3e"/>
    </style:style>
    <style:style style:name="T8" style:family="text">
      <style:text-properties style:use-window-font-color="true" style:font-name="Times" fo:font-size="12pt" fo:language="en" fo:country="GB" officeooo:rsid="000bddd2" style:font-name-asian="Times New Roman" style:font-size-asian="12pt" style:font-name-complex="Times" style:font-size-complex="10pt" style:language-complex="ar" style:country-complex="SA"/>
    </style:style>
    <style:style style:name="T9" style:family="text">
      <style:text-properties officeooo:rsid="0014ae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4">Software Requirements Specification</text:p>
      <text:p text:style-name="P16">for</text:p>
      <text:p text:style-name="P15">Coffee Aroma Reshape</text:p>
      <text:p text:style-name="P12">Version 1.0 approved</text:p>
      <text:p text:style-name="P12">Prepared by <text:s/><text:span text:style-name="T2">Joe Pearson</text:span></text:p>
      <text:p text:style-name="P13">30/11/2020</text:p>
      <text:p text:style-name="P31"><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ext:span text:style-name="T4">Table of Contents<text:tab/></text:span><text:a xlink:type="simple" xlink:href="#__RefHeading___Toc26969053" text:style-name="Index_20_Link" text:visited-style-name="Index_20_Link"><text:span text:style-name="T4">ii</text:span></text:a></text:p>
          <text:p text:style-name="Contents_20_1"><text:span text:style-name="T4">Revision History<text:tab/></text:span><text:a xlink:type="simple" xlink:href="#__RefHeading___Toc26969054" text:style-name="Index_20_Link" text:visited-style-name="Index_20_Link"><text:span text:style-name="T4">ii</text:span></text:a></text:p>
          <text:p text:style-name="Contents_20_1"><text:span text:style-name="T4">1.<text:tab/>Introduction<text:tab/></text:span><text:a xlink:type="simple" xlink:href="#__RefHeading___Toc26969055" text:style-name="Index_20_Link" text:visited-style-name="Index_20_Link"><text:span text:style-name="T4">1</text:span></text:a></text:p>
          <text:p text:style-name="P5"><text:span text:style-name="T5">1.1<text:tab/>Purpose<text:tab/></text:span><text:a xlink:type="simple" xlink:href="#__RefHeading___Toc26969056" text:style-name="Index_20_Link" text:visited-style-name="Index_20_Link"><text:span text:style-name="T5">1</text:span></text:a></text:p>
          <text:p text:style-name="P5"><text:span text:style-name="T5">1.2<text:tab/>Document Conventions<text:tab/></text:span><text:a xlink:type="simple" xlink:href="#__RefHeading___Toc26969057" text:style-name="Index_20_Link" text:visited-style-name="Index_20_Link"><text:span text:style-name="T5">1</text:span></text:a></text:p>
          <text:p text:style-name="P5"><text:span text:style-name="T5">1.3<text:tab/>Intended Audience and Reading Suggestions<text:tab/></text:span><text:a xlink:type="simple" xlink:href="#__RefHeading___Toc26969058" text:style-name="Index_20_Link" text:visited-style-name="Index_20_Link"><text:span text:style-name="T5">1</text:span></text:a></text:p>
          <text:p text:style-name="P5"><text:span text:style-name="T5">1.4<text:tab/>Project Scope<text:tab/></text:span><text:a xlink:type="simple" xlink:href="#__RefHeading___Toc26969059" text:style-name="Index_20_Link" text:visited-style-name="Index_20_Link"><text:span text:style-name="T5">1</text:span></text:a></text:p>
          <text:p text:style-name="P5"><text:span text:style-name="T5">1.5<text:tab/>References<text:tab/></text:span><text:a xlink:type="simple" xlink:href="#__RefHeading___Toc26969060" text:style-name="Index_20_Link" text:visited-style-name="Index_20_Link"><text:span text:style-name="T5">1</text:span></text:a></text:p>
          <text:p text:style-name="Contents_20_1"><text:span text:style-name="T4">2.<text:tab/>Overall Description<text:tab/></text:span><text:a xlink:type="simple" xlink:href="#__RefHeading___Toc26969061" text:style-name="Index_20_Link" text:visited-style-name="Index_20_Link"><text:span text:style-name="T4">2</text:span></text:a></text:p>
          <text:p text:style-name="P5"><text:span text:style-name="T5">2.1<text:tab/>Product Perspective<text:tab/></text:span><text:a xlink:type="simple" xlink:href="#__RefHeading___Toc26969062" text:style-name="Index_20_Link" text:visited-style-name="Index_20_Link"><text:span text:style-name="T5">2</text:span></text:a></text:p>
          <text:p text:style-name="P5"><text:span text:style-name="T5">2.2<text:tab/>Product Features<text:tab/></text:span><text:a xlink:type="simple" xlink:href="#__RefHeading___Toc26969063" text:style-name="Index_20_Link" text:visited-style-name="Index_20_Link"><text:span text:style-name="T5">2</text:span></text:a></text:p>
          <text:p text:style-name="P5"><text:span text:style-name="T5">2.3<text:tab/>User Classes and Characteristics<text:tab/></text:span><text:a xlink:type="simple" xlink:href="#__RefHeading___Toc26969064" text:style-name="Index_20_Link" text:visited-style-name="Index_20_Link"><text:span text:style-name="T5">2</text:span></text:a></text:p>
          <text:p text:style-name="P5"><text:span text:style-name="T5">2.4<text:tab/>Operating Environment<text:tab/></text:span><text:a xlink:type="simple" xlink:href="#__RefHeading___Toc26969065" text:style-name="Index_20_Link" text:visited-style-name="Index_20_Link"><text:span text:style-name="T5">2</text:span></text:a></text:p>
          <text:p text:style-name="P5"><text:span text:style-name="T5">2.5<text:tab/>Design and Implementation Constraints<text:tab/></text:span><text:a xlink:type="simple" xlink:href="#__RefHeading___Toc26969066" text:style-name="Index_20_Link" text:visited-style-name="Index_20_Link"><text:span text:style-name="T5">2</text:span></text:a></text:p>
          <text:p text:style-name="P5"><text:span text:style-name="T5">2.6<text:tab/>User Documentation<text:tab/></text:span><text:a xlink:type="simple" xlink:href="#__RefHeading___Toc26969067" text:style-name="Index_20_Link" text:visited-style-name="Index_20_Link"><text:span text:style-name="T5">2</text:span></text:a></text:p>
          <text:p text:style-name="Contents_20_1"><text:span text:style-name="T4">3.<text:tab/>System Features<text:tab/></text:span><text:a xlink:type="simple" xlink:href="#__RefHeading___Toc26969069" text:style-name="Index_20_Link" text:visited-style-name="Index_20_Link"><text:span text:style-name="T4">3</text:span></text:a></text:p>
          <text:p text:style-name="P5"><text:span text:style-name="T5">3.1<text:tab/>System Feature 1<text:tab/></text:span><text:a xlink:type="simple" xlink:href="#__RefHeading___Toc26969070" text:style-name="Index_20_Link" text:visited-style-name="Index_20_Link"><text:span text:style-name="T5">3</text:span></text:a></text:p>
          <text:p text:style-name="P5"><text:span text:style-name="T5">3.2<text:tab/>System Feature 2 (and so on)<text:tab/></text:span><text:a xlink:type="simple" xlink:href="#__RefHeading___Toc26969071" text:style-name="Index_20_Link" text:visited-style-name="Index_20_Link"><text:span text:style-name="T5">4</text:span></text:a></text:p>
          <text:p text:style-name="Contents_20_1"><text:span text:style-name="T4">4.<text:tab/>External Interface Requirements<text:tab/></text:span><text:a xlink:type="simple" xlink:href="#__RefHeading___Toc26969072" text:style-name="Index_20_Link" text:visited-style-name="Index_20_Link"><text:span text:style-name="T4">4</text:span></text:a></text:p>
          <text:p text:style-name="P5"><text:span text:style-name="T5">4.1<text:tab/>User Interfaces<text:tab/></text:span><text:a xlink:type="simple" xlink:href="#__RefHeading___Toc26969073" text:style-name="Index_20_Link" text:visited-style-name="Index_20_Link"><text:span text:style-name="T5">4</text:span></text:a></text:p>
          <text:p text:style-name="P5"><text:span text:style-name="T5">4.2<text:tab/>Hardware Interfaces<text:tab/></text:span><text:a xlink:type="simple" xlink:href="#__RefHeading___Toc26969074" text:style-name="Index_20_Link" text:visited-style-name="Index_20_Link"><text:span text:style-name="T5">4</text:span></text:a></text:p>
          <text:p text:style-name="P5"><text:span text:style-name="T5">4.3<text:tab/>Software Interfaces<text:tab/></text:span><text:a xlink:type="simple" xlink:href="#__RefHeading___Toc26969075" text:style-name="Index_20_Link" text:visited-style-name="Index_20_Link"><text:span text:style-name="T5">4</text:span></text:a></text:p>
          <text:p text:style-name="P5"><text:span text:style-name="T5">4.4<text:tab/>Communications Interfaces<text:tab/></text:span><text:a xlink:type="simple" xlink:href="#__RefHeading___Toc26969076" text:style-name="Index_20_Link" text:visited-style-name="Index_20_Link"><text:span text:style-name="T5">4</text:span></text:a></text:p>
        </text:index-body>
      </text:table-of-content>
      <text:p text:style-name="P6"/>
      <text:p text:style-name="P6"/>
      <text:p text:style-name="P17"><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style-name="Table1.1">
          <table:table-cell table:style-name="Table1.A2" office:value-type="string">
            <text:p text:style-name="P10"/>
          </table:table-cell>
          <table:table-cell table:style-name="Table1.B2" office:value-type="string">
            <text:p text:style-name="P11"/>
          </table:table-cell>
          <table:table-cell table:style-name="Table1.B2" office:value-type="string">
            <text:p text:style-name="P11"/>
          </table:table-cell>
          <table:table-cell table:style-name="Table1.D2" office:value-type="string">
            <text:p text:style-name="P11"/>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7"/>
      <text:p text:style-name="P7"/>
      <text:h text:style-name="P35" text:outline-level="1"><text:bookmark-start text:name="__RefHeading___Toc26969055"/>Introduction<text:bookmark-end text:name="__RefHeading___Toc26969055"/></text:h>
      <text:h text:style-name="P36" text:outline-level="2"><text:bookmark-start text:name="__RefHeading___Toc26969056"/>Purpose <text:bookmark-end text:name="__RefHeading___Toc26969056"/></text:h>
      <text:p text:style-name="P20"><text:span text:style-name="T2">I wanted to get my website development skills up to 2020 standards again after focusing solely on deep learning for quite some time. I also wanted to keep it useful and intriguing, relating to my local area also. As a result, I remembered Coffee Aroma had a website that wasn’t “</text:span><text:span text:style-name="T3">up to </text:span><text:span text:style-name="T2">scratch”, which made me want to bring up to speed. I will make it more aesthetically pleasing and add in some new functionality.</text:span></text:p>
      <text:h text:style-name="P36" text:outline-level="2"><text:bookmark-start text:name="__RefHeading___Toc26969057"/>Document Conventions<text:bookmark-end text:name="__RefHeading___Toc26969057"/></text:h>
      <text:p text:style-name="P26">No explicit conventions were followed.</text:p>
      <text:h text:style-name="P36" text:outline-level="2"><text:bookmark-start text:name="__RefHeading___Toc26969058"/>Intended Audience and Reading Suggestions<text:bookmark-end text:name="__RefHeading___Toc26969058"/></text:h>
      <text:p text:style-name="P25"><text:span text:style-name="T1">This document is intended for development teams/hiring managers to see the process that I have followed in order to complete this project. It can be viewed by all members of the team as this project will be solely developed me (upon writing this statement) and, as a result, will mean I </text:span><text:span text:style-name="T3">will </text:span><text:span text:style-name="T1">be all members of the team.</text:span></text:p>
      <text:h text:style-name="P36" text:outline-level="2"><text:bookmark-start text:name="__RefHeading___Toc26969059"/>Project Scope<text:bookmark-end text:name="__RefHeading___Toc26969059"/></text:h>
      <text:p text:style-name="P21">Laravel PHP will be utilised for the backend and standard HTML, CSS, JavaScript, JQuery, Bootstrap, will be used for the front-end. Any APIs will be incorporated as and when, these will try follow the JSON format if possible. VSCode will be the code editor of choice and Ubuntu Linux 20.04 will be the OS of choice <text:s/>that this project was started in. These are utilised as I have previous experience in these and hope that a job may arise utilising Laravel as my main development language of choice. </text:p>
      <text:p text:style-name="P21"/>
      <text:p text:style-name="P23">The objective is to revamp a local cafe’s website and relearn <text:s/>some technologies, in addition to picking up new skills and having fun. Goals:</text:p>
      <text:list xml:id="list730538578" text:style-name="L1">
        <text:list-item>
          <text:p text:style-name="P42">Gather a front-end bootstrap based template</text:p>
        </text:list-item>
        <text:list-item>
          <text:p text:style-name="P42">Sort the pre-defined text and view files accordingly</text:p>
        </text:list-item>
        <text:list-item>
          <text:p text:style-name="P42">Begin implementing simple routes and controller functionality for the default website</text:p>
        </text:list-item>
        <text:list-item>
          <text:p text:style-name="P42">Begin coding the account section and related controllers, models, etc. for this and admin</text:p>
        </text:list-item>
        <text:list-item>
          <text:p text:style-name="P42">Ensure a capacity measurer is implemented (in theory)</text:p>
        </text:list-item>
        <text:list-item>
          <text:p text:style-name="P42">Ensure further back-end related tasks are completed before a CMS/bug tracker are implemented</text:p>
        </text:list-item>
        <text:list-item>
          <text:p text:style-name="P42">Try and make any sections of above automated or use AJAX.</text:p>
        </text:list-item>
      </text:list>
      <text:h text:style-name="P36" text:outline-level="2"><text:bookmark-start text:name="__RefHeading___Toc26969060"/>References<text:bookmark-end text:name="__RefHeading___Toc26969060"/></text:h>
      <text:p text:style-name="P19"><text:a xlink:type="simple" xlink:href="http://coffeearoma.co.uk/" text:style-name="Internet_20_link" text:visited-style-name="Visited_20_Internet_20_Link">http://coffeearoma.co.uk</text:a> <text:span text:style-name="T7">Is the site in question</text:span></text:p>
      <text:h text:style-name="P34" text:outline-level="1"><text:bookmark-start text:name="__RefHeading___Toc26969061"/><text:soft-page-break/>Overall Description<text:bookmark-end text:name="__RefHeading___Toc26969061"/></text:h>
      <text:h text:style-name="P36" text:outline-level="2"><text:bookmark-start text:name="__RefHeading___Toc26969062"/>Product Perspective<text:bookmark-end text:name="__RefHeading___Toc26969062"/></text:h>
      <text:p text:style-name="P22">This is not a follow-on member or a subset of any larger project or program. This project is a stand-alone project, created from the aforementioned reasons.</text:p>
      <text:h text:style-name="P36" text:outline-level="2"><text:bookmark-start text:name="__RefHeading___Toc26969063"/>Product Features<text:bookmark-end text:name="__RefHeading___Toc26969063"/></text:h>
      <text:p text:style-name="P22">The major features will be the front-end revamp, an account section with admin functionality (a CMS like back-end option), capacity checker, bug tracker and such. </text:p>
      <text:h text:style-name="P36" text:outline-level="2"><text:bookmark-start text:name="__RefHeading___Toc26969064"/>User Classes and Characteristics<text:bookmark-end text:name="__RefHeading___Toc26969064"/></text:h>
      <text:p text:style-name="P22">No outright user classes, etc., are required. These simply are common sense approaches to the above that follow the Laravel/MySQL standards. For instance, a model called Users would be created for the users created.</text:p>
      <text:h text:style-name="P36" text:outline-level="2"><text:bookmark-start text:name="__RefHeading___Toc26969065"/>Operating Environment<text:bookmark-end text:name="__RefHeading___Toc26969065"/></text:h>
      <text:p text:style-name="P24">This will be created in an Ubuntu 20.04 operating system, initially is started on a deep learning specific computer (GeForce GTX 1050 Ti GPU) but this is not relevant to the overall development. There may be times where a standard office-like laptop will be used for programming this project. VSCode will be used to program the project but, again, is not explicitly required for development. The database in question will be a MySQL database.</text:p>
      <text:h text:style-name="P36" text:outline-level="2"><text:bookmark-start text:name="__RefHeading___Toc26969066"/>Design and Implementation Constraints<text:bookmark-end text:name="__RefHeading___Toc26969066"/></text:h>
      <text:p text:style-name="P24">Other than standard constraints that may arise when programming – the language of choice is English.</text:p>
      <text:h text:style-name="P36" text:outline-level="2"><text:bookmark-start text:name="__RefHeading___Toc26969067"/>User Documentation<text:bookmark-end text:name="__RefHeading___Toc26969067"/></text:h>
      <text:p text:style-name="P27">n/a</text:p>
      <text:h text:style-name="P36" text:outline-level="2"><text:bookmark-start text:name="__RefHeading___Toc26969068"/>Assumptions and Dependencies<text:bookmark-end text:name="__RefHeading___Toc26969068"/></text:h>
      <text:p text:style-name="P27">n/a</text:p>
      <text:h text:style-name="P34" text:outline-level="1"><text:bookmark-start text:name="__RefHeading___Toc26969069"/><text:soft-page-break/>System Features<text:bookmark-end text:name="__RefHeading___Toc26969069"/></text:h>
      <text:h text:style-name="P37" text:outline-level="2"><text:bookmark-start text:name="__RefHeading___Toc26969070"/>Front-end Revamp<text:bookmark-end text:name="__RefHeading___Toc26969070"/></text:h>
      <text:p text:style-name="P18">3.1.1<text:tab/>Description and Priority</text:p>
      <text:p text:style-name="P30">High Priority – simply implement a template with bootstrap and build upon this in order to create a more aesthetically pleasing front-end.</text:p>
      <text:p text:style-name="level_20_4"><text:span text:style-name="T4">3.1.2<text:tab/></text:span><text:span text:style-name="T8">User Interaction</text:span></text:p>
      <text:p text:style-name="P32">n/a</text:p>
      <text:h text:style-name="P38" text:outline-level="2"><text:bookmark-start text:name="__RefHeading___Toc26969071"/>Accounts<text:bookmark-end text:name="__RefHeading___Toc26969071"/></text:h>
      <text:p text:style-name="P39"><text:tab/>3.2.1 Description and Priority<text:tab/><text:line-break/><text:tab/><text:tab/>High Priority – an account section for implementing user interaction of the site with </text:p>
      <text:p text:style-name="P39"><text:tab/><text:tab/>with a related admin section</text:p>
      <text:p text:style-name="P39"/>
      <text:p text:style-name="P39"><text:tab/>3.2.2 User Interaction<text:line-break/><text:tab/><text:tab/>Users will click an ‘account’ button and then standard usage after that</text:p>
      <text:p text:style-name="P39"/>
      <text:p text:style-name="P40">3.3 <text:tab/>CMS</text:p>
      <text:p text:style-name="P40"/>
      <text:p text:style-name="P8"><text:span text:style-name="T4"><text:tab/></text:span><text:span text:style-name="T6">3.3.1 Description and Priority<text:line-break/><text:tab/><text:tab/>Medium Priority – whilst this is a highly required aspect for aiding the future <text:tab/><text:tab/><text:tab/>development of the website, it is not initially needed.</text:span></text:p>
      <text:p text:style-name="P41"><text:tab/>3.3.2 User Interaction</text:p>
      <text:p text:style-name="P41"><text:tab/><text:tab/>Users of this would be admins, button option available depending on if they’re <text:tab/><text:tab/><text:tab/>logged in or not and will work like common CMS</text:p>
      <text:p text:style-name="P40"/>
      <text:p text:style-name="P8"><text:span text:style-name="T4">3.4<text:tab/>Capacity Checker<text:line-break/><text:line-break/><text:tab/></text:span><text:span text:style-name="T6">3.4.1 Description and Priority<text:line-break/><text:tab/><text:tab/>Low Priority – this is low simply because the implementation of this would not be <text:tab/><text:tab/>viable unless the cafe implemented a raspberry pi, etc., to facilitate this to work</text:span><text:span text:style-name="T4"> </text:span></text:p>
      <text:p text:style-name="P8"><text:span text:style-name="T4"><text:tab/></text:span><text:span text:style-name="T6">3.4.2 User Interaction</text:span></text:p>
      <text:p text:style-name="P41"><text:tab/><text:tab/>Users would have a button to click and this would show them where/when they can <text:tab/><text:tab/>go in</text:p>
      <text:h text:style-name="P34" text:outline-level="1"><text:bookmark-start text:name="__RefHeading___Toc26969072"/>External Interface Requirements<text:bookmark-end text:name="__RefHeading___Toc26969072"/></text:h>
      <text:h text:style-name="P36" text:outline-level="2"><text:bookmark-start text:name="__RefHeading___Toc26969073"/>User Interfaces<text:bookmark-end text:name="__RefHeading___Toc26969073"/></text:h>
      <text:p text:style-name="P28">The initial UI was created with this template: <text:a xlink:type="simple" xlink:href="https://bootstrapmade.com/demo/Delicious/" text:style-name="Internet_20_link" text:visited-style-name="Visited_20_Internet_20_Link">https://bootstrapmade.com/demo/Delicious/</text:a></text:p>
      <text:p text:style-name="P28">Going forward, any further interfaces will be created with Bootstrap.</text:p>
      <text:h text:style-name="P36" text:outline-level="2"><text:bookmark-start text:name="__RefHeading___Toc26969074"/><text:soft-page-break/>Hardware Interfaces<text:bookmark-end text:name="__RefHeading___Toc26969074"/></text:h>
      <text:p text:style-name="P29">No outright hardware is require, as long as your computer can run Laravel and MySQL, this will run accordingly. However, using Linux may be better.</text:p>
      <text:h text:style-name="P36" text:outline-level="2"><text:bookmark-start text:name="__RefHeading___Toc26969075"/>Software Interfaces<text:bookmark-end text:name="__RefHeading___Toc26969075"/></text:h>
      <text:list xml:id="list3568825348" text:style-name="L2">
        <text:list-item>
          <text:p text:style-name="P43">Laravel 8 was used in creating the back-end</text:p>
        </text:list-item>
        <text:list-item>
          <text:p text:style-name="P43">Bootstrap in this template and going forward was pre-defined by the company and not myself</text:p>
        </text:list-item>
        <text:list-item>
          <text:p text:style-name="P43">MySQL 8 was used in creating the database</text:p>
        </text:list-item>
        <text:list-item>
          <text:p text:style-name="P43">Ubuntu 20.04 was utilised in creating the project</text:p>
        </text:list-item>
        <text:list-item>
          <text:p text:style-name="P43">VSCode November 2020 was the version in creating the proje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Header">
      <style:text-properties fo:language="en" fo:country="GB" officeooo:paragraph-rsid="0012e555"/>
    </style:style>
    <style:style style:name="MP3" style:family="paragraph" style:parent-style-name="Footer">
      <style:text-properties fo:language="en" fo:country="GB"/>
    </style:style>
    <style:style style:name="MP4" style:family="paragraph" style:parent-style-name="Header">
      <style:paragraph-properties>
        <style:tab-stops>
          <style:tab-stop style:position="8.255cm" style:type="center"/>
          <style:tab-stop style:position="16.986cm" style:type="right"/>
        </style:tab-stops>
      </style:paragraph-properties>
      <style:text-properties fo:language="en" fo:country="GB"/>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2002 by Karl E. Wiegers. Permission is granted to use, modify, and distribute this document.</text:p>
      </style:footer>
    </style:master-page>
    <style:master-page style:name="Convert_20_1" style:display-name="Convert 1" style:page-layout-name="Mpm2">
      <style:header>
        <text:p text:style-name="MP2"><text:tab/><text:tab/>Page <text:page-number text:select-page="current">ii</text:page-number></text:p>
      </style:header>
      <style:footer>
        <text:p text:style-name="MP3"/>
      </style:footer>
    </style:master-page>
    <style:master-page style:name="Convert_20_2" style:display-name="Convert 2" style:page-layout-name="Mpm3">
      <style:header>
        <text:p text:style-name="MP4"><text:tab/><text:tab/>Page <text:page-number text:select-page="current">4</text:page-number></text:p>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oftware Requirements Specification Template</dc:title>
    <meta:initial-creator>Karl Wiegers</meta:initial-creator>
    <meta:creation-date>2006-09-20T18:50:00</meta:creation-date>
    <dc:date>2020-11-30T14:51:45.590455999</dc:date>
    <meta:editing-cycles>16</meta:editing-cycles>
    <meta:editing-duration>PT1H21M56S</meta:editing-duration>
    <meta:generator>LibreOffice/6.4.6.2$Linux_X86_64 LibreOffice_project/40$Build-2</meta:generator>
    <meta:document-statistic meta:table-count="1" meta:image-count="0" meta:object-count="0" meta:page-count="6" meta:paragraph-count="101" meta:word-count="999" meta:character-count="6089" meta:non-whitespace-character-count="5174"/>
    <meta:user-defined meta:name="dgnword-docGUID">dgnword-docGUID</meta:user-defined>
    <meta:user-defined meta:name="dgnword-eventsink">dgnword-eventsink</meta:user-defined>
  </office:meta>
</office:document-meta>
</file>